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'Andale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Arial" fo:font-size="16pt" fo:letter-spacing="normal" fo:font-style="normal" fo:font-weight="normal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fo:line-height="10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404040" style:font-name="Monaco" fo:font-size="9pt" fo:letter-spacing="normal" fo:font-style="normal" fo:font-weight="normal"/>
    </style:style>
    <style:style style:name="P5" style:family="paragraph" style:parent-style-name="Preformatted_20_Text">
      <style:paragraph-properties fo:line-height="100%"/>
    </style:style>
    <style:style style:name="P6" style:family="paragraph" style:parent-style-name="Preformatted_20_Text">
      <style:paragraph-properties fo:margin-top="0cm" fo:margin-bottom="0cm" fo:line-height="100%" fo:orphans="2" fo:widows="2" fo:background-color="#ffffff" fo:padding="0cm" fo:border="none">
        <style:background-image/>
      </style:paragraph-properties>
      <style:text-properties fo:font-variant="normal" fo:text-transform="none" style:use-window-font-color="true" style:font-name="Courier New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top="0cm" fo:margin-bottom="0cm" style:line-height-at-least="0.476cm" fo:orphans="2" fo:widows="2" fo:background-color="#ffffff" fo:padding="0cm" fo:border="none">
        <style:background-image/>
      </style:paragraph-properties>
      <style:text-properties fo:font-variant="normal" fo:text-transform="none" fo:color="#660066" style:font-name="Monaco" fo:font-size="9pt" fo:letter-spacing="normal" fo:font-style="normal" fo:font-weight="normal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/>
      <style:text-properties style:font-name="Courier New"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1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style:use-window-font-color="true" style:font-name="Arial" fo:font-size="9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color="#660066" style:font-name="Courier New" fo:font-size="10pt" style:font-size-asian="10pt" style:font-size-complex="10pt"/>
    </style:style>
    <style:style style:name="T5" style:family="text">
      <style:text-properties style:use-window-font-color="true" style:font-name="Courier New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actica Consultas</text:p>
      <text:p text:style-name="P1"/>
      <text:p text:style-name="P1">Resolver las siguientes consultas utilizando XPath:</text:p>
      <text:list xml:id="list1564218825331871063" text:style-name="L1">
        <text:list-item>
          <text:p text:style-name="P11">Mostrar todos los datos de los jugadores cuya posición principal sea MC.</text:p>
          <text:list>
            <text:list-header>
              <text:p text:style-name="P11">-Xpath expression</text:p>
            </text:list-header>
          </text:list>
        </text:list-item>
      </text:list>
      <text:p text:style-name="P1"><text:tab/><text:tab/>players/player[Position = 'MC']</text:p>
      <text:p text:style-name="P1"><text:tab/><text:tab/></text:p>
      <text:p text:style-name="P1"><text:tab/><text:tab/>-Xpath result</text:p>
      <text:p text:style-name="Text_20_body"><text:bookmark text:name="xmlOutput"/><text:span text:style-name="T1"><text:tab/></text:span><text:span text:style-name="T3">&lt;player&gt;</text:span></text:p>
      <text:p text:style-name="Preformatted_20_Text"><text:s text:c="16"/>&lt;Name&gt;Timothy Foster&lt;/Name&gt;</text:p>
      <text:p text:style-name="Preformatted_20_Text"><text:s text:c="16"/>&lt;Country&gt;Norway&lt;/Country&gt;</text:p>
      <text:p text:style-name="Preformatted_20_Text"><text:s text:c="16"/>&lt;Number&gt;39&lt;/Number&gt;</text:p>
      <text:p text:style-name="Preformatted_20_Text"><text:s text:c="16"/>&lt;Position&gt;MC&lt;/Position&gt;</text:p>
      <text:p text:style-name="Preformatted_20_Text"><text:s text:c="16"/>&lt;Secondary_Positions&gt;MCD, MCO, DFC&lt;/Secondary_Positions&gt;</text:p>
      <text:p text:style-name="Preformatted_20_Text"><text:tab/>&lt;/player&gt;</text:p>
      <text:p text:style-name="Preformatted_20_Text"><text:tab/>&lt;player&gt;</text:p>
      <text:p text:style-name="Preformatted_20_Text"><text:s text:c="16"/>&lt;Name&gt;Levi Steele&lt;/Name&gt;</text:p>
      <text:p text:style-name="Preformatted_20_Text"><text:s text:c="16"/>&lt;Country&gt;Pakistan&lt;/Country&gt;</text:p>
      <text:p text:style-name="Preformatted_20_Text"><text:s text:c="16"/>&lt;Number&gt;69&lt;/Number&gt;</text:p>
      <text:p text:style-name="Preformatted_20_Text"><text:s text:c="16"/>&lt;Position&gt;MC&lt;/Position&gt;</text:p>
      <text:p text:style-name="Preformatted_20_Text"><text:s text:c="16"/>&lt;Secondary_Positions&gt;DC, DFC&lt;/Secondary_Positions&gt;</text:p>
      <text:p text:style-name="Preformatted_20_Text"><text:tab/>&lt;/player&gt;</text:p>
      <text:p text:style-name="Preformatted_20_Text"><text:tab/>&lt;player&gt;</text:p>
      <text:p text:style-name="Preformatted_20_Text"><text:s text:c="16"/>&lt;Name&gt;Matthew Hart&lt;/Name&gt;</text:p>
      <text:p text:style-name="Preformatted_20_Text"><text:s text:c="16"/>&lt;Country&gt;Vietnam&lt;/Country&gt;</text:p>
      <text:p text:style-name="Preformatted_20_Text"><text:s text:c="16"/>&lt;Number&gt;15&lt;/Number&gt;</text:p>
      <text:p text:style-name="Preformatted_20_Text"><text:s text:c="16"/>&lt;Position&gt;MC&lt;/Position&gt;</text:p>
      <text:p text:style-name="Preformatted_20_Text"><text:s text:c="16"/>&lt;Secondary_Positions&gt;DC, DFC&lt;/Secondary_Positions&gt;</text:p>
      <text:p text:style-name="Preformatted_20_Text"><text:tab/>&lt;/player&gt;</text:p>
      <text:p text:style-name="Preformatted_20_Text"><text:tab/>&lt;player&gt;</text:p>
      <text:p text:style-name="Preformatted_20_Text"><text:s text:c="16"/>&lt;Name&gt;Rebecca Bowman&lt;/Name&gt;</text:p>
      <text:p text:style-name="Preformatted_20_Text"><text:s text:c="16"/>&lt;Country&gt;United Kingdom&lt;/Country&gt;</text:p>
      <text:p text:style-name="Preformatted_20_Text"><text:s text:c="16"/>&lt;Number&gt;88&lt;/Number&gt;</text:p>
      <text:p text:style-name="Preformatted_20_Text"><text:s text:c="16"/>&lt;Position&gt;MC&lt;/Position&gt;</text:p>
      <text:p text:style-name="Preformatted_20_Text"><text:s text:c="16"/>&lt;Secondary_Positions/&gt;</text:p>
      <text:p text:style-name="Preformatted_20_Text"><text:tab/>&lt;/player&gt;<text:tab/></text:p>
      <text:p text:style-name="Preformatted_20_Text"><text:tab/>&lt;player&gt;</text:p>
      <text:p text:style-name="Preformatted_20_Text"><text:s text:c="16"/>&lt;Name&gt;Jackson Kidd&lt;/Name&gt;</text:p>
      <text:p text:style-name="Preformatted_20_Text"><text:s text:c="16"/>&lt;Country&gt;Poland&lt;/Country&gt;</text:p>
      <text:p text:style-name="Preformatted_20_Text"><text:s text:c="16"/>&lt;Number&gt;41&lt;/Number&gt;</text:p>
      <text:p text:style-name="Preformatted_20_Text"><text:s text:c="16"/>&lt;Position&gt;MC&lt;/Position&gt;</text:p>
      <text:p text:style-name="Preformatted_20_Text"><text:s text:c="16"/>&lt;Secondary_Positions&gt;EX&lt;/Secondary_Positions&gt;</text:p>
      <text:p text:style-name="Preformatted_20_Text"><text:tab/>&lt;/player&gt;</text:p>
      <text:p text:style-name="Preformatted_20_Text"><text:tab/>&lt;player&gt;</text:p>
      <text:p text:style-name="Preformatted_20_Text"><text:s text:c="16"/>&lt;Name&gt;Igor Tyson&lt;/Name&gt;</text:p>
      <text:p text:style-name="Preformatted_20_Text"><text:s text:c="16"/>&lt;Country&gt;Colombia&lt;/Country&gt;</text:p>
      <text:p text:style-name="Preformatted_20_Text"><text:s text:c="16"/>&lt;Number&gt;27&lt;/Number&gt;</text:p>
      <text:p text:style-name="Preformatted_20_Text"><text:s text:c="16"/>&lt;Position&gt;MC&lt;/Position&gt;</text:p>
      <text:p text:style-name="Preformatted_20_Text"><text:s text:c="16"/>&lt;Secondary_Positions/&gt;</text:p>
      <text:p text:style-name="Preformatted_20_Text"><text:tab/>&lt;/player&gt;</text:p>
      <text:p text:style-name="Text_20_body"/>
      <text:p text:style-name="P1"/>
      <text:list xml:id="list35674299" text:continue-numbering="true" text:style-name="L1">
        <text:list-item>
          <text:p text:style-name="P11"><text:soft-page-break/>Mostrar el nombre de todos los jugadores originarios de Italia.</text:p>
        </text:list-item>
      </text:list>
      <text:p text:style-name="P1"><text:tab/><text:tab/>-Xpath expression</text:p>
      <text:p text:style-name="P1"><text:tab/><text:tab/>players/player[Country = 'Italy']/Name/text()</text:p>
      <text:p text:style-name="P1"/>
      <text:p text:style-name="P1"><text:tab/><text:tab/>-Xpath ressult</text:p>
      <text:p text:style-name="Text_20_body"><text:span text:style-name="T2"><text:tab/><text:tab/></text:span><text:bookmark text:name="xmlOutput1"/><text:span text:style-name="T3">Libby Joyce</text:span></text:p>
      <text:p text:style-name="Preformatted_20_Text"><text:tab/><text:tab/>Derek Manning</text:p>
      <text:p text:style-name="P1"/>
      <text:list xml:id="list35677844" text:continue-numbering="true" text:style-name="L1">
        <text:list-item>
          <text:p text:style-name="P11">Mostrar todos los datos de los jugadores cuyo dorsal sea superior al 55.</text:p>
          <text:list>
            <text:list-header>
              <text:p text:style-name="P11">-Xpath expression</text:p>
            </text:list-header>
          </text:list>
        </text:list-item>
      </text:list>
      <text:p text:style-name="P1"><text:tab/><text:tab/>players/player[Number &gt; 55]</text:p>
      <text:p text:style-name="P1"/>
      <text:p text:style-name="P1"><text:tab/><text:tab/>-Xpath ressult</text:p>
      <text:p text:style-name="Preformatted_20_Text"><text:bookmark text:name="xmlOutput2"/><text:tab/>&lt;player&gt;</text:p>
      <text:p text:style-name="Preformatted_20_Text"><text:s text:c="16"/>&lt;Name&gt;Erasmus Wall&lt;/Name&gt;</text:p>
      <text:p text:style-name="Preformatted_20_Text"><text:s text:c="16"/>&lt;Country&gt;France&lt;/Country&gt;</text:p>
      <text:p text:style-name="Preformatted_20_Text"><text:s text:c="16"/>&lt;Number&gt;65&lt;/Number&gt;</text:p>
      <text:p text:style-name="Preformatted_20_Text"><text:s text:c="16"/>&lt;Position&gt;SD&lt;/Position&gt;</text:p>
      <text:p text:style-name="Preformatted_20_Text"><text:s text:c="16"/>&lt;Secondary_Positions&gt;LD, M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Stephanie Cantrell&lt;/Name&gt;</text:p>
      <text:p text:style-name="Preformatted_20_Text"><text:s text:c="16"/>&lt;Country&gt;Netherlands&lt;/Country&gt;</text:p>
      <text:p text:style-name="Preformatted_20_Text"><text:s text:c="16"/>&lt;Number&gt;72&lt;/Number&gt;</text:p>
      <text:p text:style-name="Preformatted_20_Text"><text:s text:c="16"/>&lt;Position&gt;EX&lt;/Position&gt;</text:p>
      <text:p text:style-name="Preformatted_20_Text"><text:s text:c="16"/>&lt;Secondary_Positions/&gt;</text:p>
      <text:p text:style-name="Preformatted_20_Text"><text:tab/>&lt;/player&gt;</text:p>
      <text:p text:style-name="Preformatted_20_Text"><text:tab/>&lt;player&gt;</text:p>
      <text:p text:style-name="Preformatted_20_Text"><text:s text:c="16"/>&lt;Name&gt;Dorian Cantu&lt;/Name&gt;</text:p>
      <text:p text:style-name="Preformatted_20_Text"><text:s text:c="16"/>&lt;Country&gt;Brazil&lt;/Country&gt;</text:p>
      <text:p text:style-name="Preformatted_20_Text"><text:s text:c="16"/>&lt;Number&gt;61&lt;/Number&gt;</text:p>
      <text:p text:style-name="Preformatted_20_Text"><text:s text:c="16"/>&lt;Position&gt;SD&lt;/Position&gt;</text:p>
      <text:p text:style-name="Preformatted_20_Text"><text:s text:c="16"/>&lt;Secondary_Positions&gt;EX, LI, D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Hall Shannon&lt;/Name&gt;</text:p>
      <text:p text:style-name="Preformatted_20_Text"><text:s text:c="16"/>&lt;Country&gt;South Africa&lt;/Country&gt;</text:p>
      <text:p text:style-name="Preformatted_20_Text"><text:s text:c="16"/>&lt;Number&gt;76&lt;/Number&gt;</text:p>
      <text:p text:style-name="Preformatted_20_Text"><text:s text:c="16"/>&lt;Position&gt;DC&lt;/Position&gt;</text:p>
      <text:p text:style-name="Preformatted_20_Text"><text:s text:c="16"/>&lt;Secondary_Positions&gt;LI, D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Xandra Fox&lt;/Name&gt;</text:p>
      <text:p text:style-name="Preformatted_20_Text"><text:s text:c="16"/>&lt;Country&gt;China&lt;/Country&gt;</text:p>
      <text:p text:style-name="Preformatted_20_Text"><text:s text:c="16"/>&lt;Number&gt;78&lt;/Number&gt;</text:p>
      <text:p text:style-name="Preformatted_20_Text"><text:s text:c="16"/>&lt;Position&gt;DC&lt;/Position&gt;</text:p>
      <text:p text:style-name="Preformatted_20_Text"><text:s text:c="16"/>&lt;Secondary_Positions&gt;MC&lt;/Secondary_Positions&gt;</text:p>
      <text:p text:style-name="Preformatted_20_Text"><text:tab/>&lt;/player&gt;</text:p>
      <text:p text:style-name="Preformatted_20_Text"><text:tab/>&lt;player&gt;</text:p>
      <text:p text:style-name="Preformatted_20_Text"><text:s text:c="16"/>&lt;Name&gt;Matthew Tanner&lt;/Name&gt;</text:p>
      <text:p text:style-name="Preformatted_20_Text"><text:s text:c="16"/>&lt;Country&gt;Poland&lt;/Country&gt;</text:p>
      <text:p text:style-name="Preformatted_20_Text"><text:s text:c="16"/>&lt;Number&gt;93&lt;/Number&gt;</text:p>
      <text:p text:style-name="Preformatted_20_Text"><text:s text:c="16"/>&lt;Position&gt;MCO&lt;/Position&gt;</text:p>
      <text:p text:style-name="Preformatted_20_Text"><text:s text:c="16"/>&lt;Secondary_Positions&gt;MC, EX&lt;/Secondary_Positions&gt;</text:p>
      <text:p text:style-name="Preformatted_20_Text"><text:soft-page-break/><text:s text:c="6"/>&lt;/player&gt;</text:p>
      <text:p text:style-name="Preformatted_20_Text"><text:tab/>&lt;player&gt;</text:p>
      <text:p text:style-name="Preformatted_20_Text"><text:s text:c="16"/>&lt;Name&gt;Herrod Stewart&lt;/Name&gt;</text:p>
      <text:p text:style-name="Preformatted_20_Text"><text:s text:c="16"/>&lt;Country&gt;United States&lt;/Country&gt;</text:p>
      <text:p text:style-name="Preformatted_20_Text"><text:s text:c="16"/>&lt;Number&gt;82&lt;/Number&gt;</text:p>
      <text:p text:style-name="Preformatted_20_Text"><text:s text:c="16"/>&lt;Position&gt;DC&lt;/Position&gt;</text:p>
      <text:p text:style-name="Preformatted_20_Text"><text:s text:c="16"/>&lt;Secondary_Positions&gt;DFC, L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Caleb Reyes&lt;/Name&gt;</text:p>
      <text:p text:style-name="Preformatted_20_Text"><text:s text:c="16"/>&lt;Country&gt;Russian Federation&lt;/Country&gt;</text:p>
      <text:p text:style-name="Preformatted_20_Text"><text:s text:c="16"/>&lt;Number&gt;96&lt;/Number&gt;</text:p>
      <text:p text:style-name="Preformatted_20_Text"><text:s text:c="16"/>&lt;Position&gt;DC&lt;/Position&gt;</text:p>
      <text:p text:style-name="Preformatted_20_Text"><text:s text:c="16"/>&lt;Secondary_Positions&gt;EX, DF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Glenna Webb&lt;/Name&gt;</text:p>
      <text:p text:style-name="Preformatted_20_Text"><text:s text:c="16"/>&lt;Country&gt;Brazil&lt;/Country&gt;</text:p>
      <text:p text:style-name="Preformatted_20_Text"><text:s text:c="16"/>&lt;Number&gt;67&lt;/Number&gt;</text:p>
      <text:p text:style-name="Preformatted_20_Text"><text:s text:c="16"/>&lt;Position&gt;SD&lt;/Position&gt;</text:p>
      <text:p text:style-name="Preformatted_20_Text"><text:s text:c="16"/>&lt;Secondary_Positions&gt;LI, SD, L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Grace Riggs&lt;/Name&gt;</text:p>
      <text:p text:style-name="Preformatted_20_Text"><text:s text:c="16"/>&lt;Country&gt;Mexico&lt;/Country&gt;</text:p>
      <text:p text:style-name="Preformatted_20_Text"><text:s text:c="16"/>&lt;Number&gt;69&lt;/Number&gt;</text:p>
      <text:p text:style-name="Preformatted_20_Text"><text:s text:c="16"/>&lt;Position&gt;PT&lt;/Position&gt;</text:p>
      <text:p text:style-name="Preformatted_20_Text"><text:s text:c="16"/>&lt;Secondary_Positions&gt;SD, L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Iola Melton&lt;/Name&gt;</text:p>
      <text:p text:style-name="Preformatted_20_Text"><text:s text:c="16"/>&lt;Country&gt;Ukraine&lt;/Country&gt;</text:p>
      <text:p text:style-name="Preformatted_20_Text"><text:s text:c="16"/>&lt;Number&gt;80&lt;/Number&gt;</text:p>
      <text:p text:style-name="Preformatted_20_Text"><text:s text:c="16"/>&lt;Position&gt;EX&lt;/Position&gt;</text:p>
      <text:p text:style-name="Preformatted_20_Text"><text:s text:c="16"/>&lt;Secondary_Positions&gt;MC, MC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Levi Steele&lt;/Name&gt;</text:p>
      <text:p text:style-name="Preformatted_20_Text"><text:s text:c="16"/>&lt;Country&gt;Pakistan&lt;/Country&gt;</text:p>
      <text:p text:style-name="Preformatted_20_Text"><text:s text:c="16"/>&lt;Number&gt;69&lt;/Number&gt;</text:p>
      <text:p text:style-name="Preformatted_20_Text"><text:s text:c="16"/>&lt;Position&gt;MC&lt;/Position&gt;</text:p>
      <text:p text:style-name="Preformatted_20_Text"><text:s text:c="16"/>&lt;Secondary_Positions&gt;DC, DF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Azalia Bates&lt;/Name&gt;</text:p>
      <text:p text:style-name="Preformatted_20_Text"><text:s text:c="16"/>&lt;Country&gt;United States&lt;/Country&gt;</text:p>
      <text:p text:style-name="Preformatted_20_Text"><text:s text:c="16"/>&lt;Number&gt;69&lt;/Number&gt;</text:p>
      <text:p text:style-name="Preformatted_20_Text"><text:s text:c="16"/>&lt;Position&gt;DFC&lt;/Position&gt;</text:p>
      <text:p text:style-name="Preformatted_20_Text"><text:s text:c="16"/>&lt;Secondary_Positions&gt;DFC, LD, DC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Quyn Thomas&lt;/Name&gt;</text:p>
      <text:p text:style-name="Preformatted_20_Text"><text:s text:c="16"/>&lt;Country&gt;South Africa&lt;/Country&gt;</text:p>
      <text:p text:style-name="Preformatted_20_Text"><text:s text:c="16"/>&lt;Number&gt;89&lt;/Number&gt;</text:p>
      <text:p text:style-name="Preformatted_20_Text"><text:s text:c="16"/>&lt;Position&gt;SD&lt;/Position&gt;</text:p>
      <text:p text:style-name="Preformatted_20_Text"><text:s text:c="16"/>&lt;Secondary_Positions&gt;DFC, MCO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Barclay Zimmerman&lt;/Name&gt;</text:p>
      <text:p text:style-name="Preformatted_20_Text"><text:s text:c="16"/>&lt;Country&gt;China&lt;/Country&gt;</text:p>
      <text:p text:style-name="Preformatted_20_Text"><text:s text:c="16"/>&lt;Number&gt;81&lt;/Number&gt;</text:p>
      <text:p text:style-name="Preformatted_20_Text"><text:s text:c="16"/>&lt;Position&gt;DFC&lt;/Position&gt;</text:p>
      <text:p text:style-name="Preformatted_20_Text"><text:s text:c="16"/>&lt;Secondary_Positions&gt;MCO&lt;/Secondary_Positions&gt;</text:p>
      <text:p text:style-name="Preformatted_20_Text"><text:s text:c="6"/>&lt;/player&gt;</text:p>
      <text:p text:style-name="Preformatted_20_Text"><text:soft-page-break/><text:tab/>&lt;player&gt;</text:p>
      <text:p text:style-name="Preformatted_20_Text"><text:s text:c="16"/>&lt;Name&gt;Alden Russo&lt;/Name&gt;</text:p>
      <text:p text:style-name="Preformatted_20_Text"><text:s text:c="16"/>&lt;Country&gt;Netherlands&lt;/Country&gt;</text:p>
      <text:p text:style-name="Preformatted_20_Text"><text:s text:c="16"/>&lt;Number&gt;64&lt;/Number&gt;</text:p>
      <text:p text:style-name="Preformatted_20_Text"><text:s text:c="16"/>&lt;Position&gt;MDC&lt;/Position&gt;</text:p>
      <text:p text:style-name="Preformatted_20_Text"><text:s text:c="16"/>&lt;Secondary_Positions/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Vernon Clay&lt;/Name&gt;</text:p>
      <text:p text:style-name="Preformatted_20_Text"><text:s text:c="16"/>&lt;Country&gt;France&lt;/Country&gt;</text:p>
      <text:p text:style-name="Preformatted_20_Text"><text:s text:c="16"/>&lt;Number&gt;80&lt;/Number&gt;</text:p>
      <text:p text:style-name="Preformatted_20_Text"><text:s text:c="16"/>&lt;Position&gt;DFC&lt;/Position&gt;</text:p>
      <text:p text:style-name="Preformatted_20_Text"><text:s text:c="16"/>&lt;Secondary_Positions&gt;SD, EX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Lucian Price&lt;/Name&gt;</text:p>
      <text:p text:style-name="Preformatted_20_Text"><text:s text:c="16"/>&lt;Country&gt;Singapore&lt;/Country&gt;</text:p>
      <text:p text:style-name="Preformatted_20_Text"><text:s text:c="16"/>&lt;Number&gt;84&lt;/Number&gt;</text:p>
      <text:p text:style-name="Preformatted_20_Text"><text:s text:c="16"/>&lt;Position&gt;PT&lt;/Position&gt;</text:p>
      <text:p text:style-name="Preformatted_20_Text"><text:s text:c="16"/>&lt;Secondary_Positions&gt;EX, MC, MC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Gail Phillips&lt;/Name&gt;</text:p>
      <text:p text:style-name="Preformatted_20_Text"><text:s text:c="16"/>&lt;Country&gt;Russian Federation&lt;/Country&gt;</text:p>
      <text:p text:style-name="Preformatted_20_Text"><text:s text:c="16"/>&lt;Number&gt;66&lt;/Number&gt;</text:p>
      <text:p text:style-name="Preformatted_20_Text"><text:s text:c="16"/>&lt;Position&gt;MCO&lt;/Position&gt;</text:p>
      <text:p text:style-name="Preformatted_20_Text"><text:s text:c="16"/>&lt;Secondary_Positions&gt;MC, EX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Rebecca Bowman&lt;/Name&gt;</text:p>
      <text:p text:style-name="Preformatted_20_Text"><text:s text:c="16"/>&lt;Country&gt;United Kingdom&lt;/Country&gt;</text:p>
      <text:p text:style-name="Preformatted_20_Text"><text:s text:c="16"/>&lt;Number&gt;88&lt;/Number&gt;</text:p>
      <text:p text:style-name="Preformatted_20_Text"><text:s text:c="16"/>&lt;Position&gt;MC&lt;/Position&gt;</text:p>
      <text:p text:style-name="Preformatted_20_Text"><text:s text:c="16"/>&lt;Secondary_Positions/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Whoopi Emerson&lt;/Name&gt;</text:p>
      <text:p text:style-name="Preformatted_20_Text"><text:s text:c="16"/>&lt;Country&gt;Costa Rica&lt;/Country&gt;</text:p>
      <text:p text:style-name="Preformatted_20_Text"><text:s text:c="16"/>&lt;Number&gt;71&lt;/Number&gt;</text:p>
      <text:p text:style-name="Preformatted_20_Text"><text:s text:c="16"/>&lt;Position&gt;DC&lt;/Position&gt;</text:p>
      <text:p text:style-name="Preformatted_20_Text"><text:s text:c="16"/>&lt;Secondary_Positions&gt;EX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Philip Scott&lt;/Name&gt;</text:p>
      <text:p text:style-name="Preformatted_20_Text"><text:s text:c="16"/>&lt;Country&gt;China&lt;/Country&gt;</text:p>
      <text:p text:style-name="Preformatted_20_Text"><text:s text:c="16"/>&lt;Number&gt;71&lt;/Number&gt;</text:p>
      <text:p text:style-name="Preformatted_20_Text"><text:s text:c="16"/>&lt;Position&gt;EX&lt;/Position&gt;</text:p>
      <text:p text:style-name="Preformatted_20_Text"><text:s text:c="16"/>&lt;Secondary_Positions/&gt;</text:p>
      <text:p text:style-name="Preformatted_20_Text"><text:s/><text:tab/>&lt;/player&gt;</text:p>
      <text:p text:style-name="Preformatted_20_Text"><text:tab/>&lt;player&gt;</text:p>
      <text:p text:style-name="Preformatted_20_Text"><text:s text:c="16"/>&lt;Name&gt;Denton Hendrix&lt;/Name&gt;</text:p>
      <text:p text:style-name="Preformatted_20_Text"><text:s text:c="16"/>&lt;Country&gt;Belgium&lt;/Country&gt;</text:p>
      <text:p text:style-name="Preformatted_20_Text"><text:s text:c="16"/>&lt;Number&gt;69&lt;/Number&gt;</text:p>
      <text:p text:style-name="Preformatted_20_Text"><text:s text:c="16"/>&lt;Position&gt;MDC&lt;/Position&gt;</text:p>
      <text:p text:style-name="Preformatted_20_Text"><text:s text:c="16"/>&lt;Secondary_Positions&gt;LD&lt;/Secondary_Positions&gt;</text:p>
      <text:p text:style-name="Preformatted_20_Text"><text:s text:c="6"/>&lt;/player&gt;</text:p>
      <text:p text:style-name="Preformatted_20_Text"><text:tab/>&lt;player&gt;</text:p>
      <text:p text:style-name="Preformatted_20_Text"><text:s text:c="16"/>&lt;Name&gt;Holmes Huffman&lt;/Name&gt;</text:p>
      <text:p text:style-name="Preformatted_20_Text"><text:s text:c="16"/>&lt;Country&gt;Austria&lt;/Country&gt;</text:p>
      <text:p text:style-name="Preformatted_20_Text"><text:s text:c="16"/>&lt;Number&gt;64&lt;/Number&gt;</text:p>
      <text:p text:style-name="Preformatted_20_Text"><text:s text:c="16"/>&lt;Position&gt;SD&lt;/Position&gt;</text:p>
      <text:p text:style-name="Preformatted_20_Text"><text:s text:c="16"/>&lt;Secondary_Positions/&gt;</text:p>
      <text:p text:style-name="Preformatted_20_Text"><text:s text:c="6"/>&lt;/player&gt;</text:p>
      <text:list xml:id="list35677190" text:continue-numbering="true" text:style-name="L1">
        <text:list-item>
          <text:p text:style-name="P11"><text:soft-page-break/>Mostrar una lista con las distintas nacionalidades de la plantilla.</text:p>
        </text:list-item>
      </text:list>
      <text:p text:style-name="P1"><text:tab/><text:tab/>-Xpath expression</text:p>
      <text:p text:style-name="P1"><text:tab/><text:tab/>distinct-values(//Country)</text:p>
      <text:p text:style-name="P1"/>
      <text:p text:style-name="P1"><text:tab/><text:tab/>-Xpath ressult</text:p>
      <text:p text:style-name="P8"><text:tab/><text:tab/><text:bookmark text:name="xmlOutput3"/><text:span text:style-name="T3">France</text:span></text:p>
      <text:p text:style-name="P9"><text:tab/><text:tab/>Netherlands</text:p>
      <text:p text:style-name="P5"><text:tab/><text:tab/>Brazil</text:p>
      <text:p text:style-name="P5"><text:tab/><text:tab/>Norway</text:p>
      <text:p text:style-name="P5"><text:tab/><text:tab/>Singapore</text:p>
      <text:p text:style-name="P5"><text:tab/><text:tab/>South Africa</text:p>
      <text:p text:style-name="P5"><text:tab/><text:tab/>China</text:p>
      <text:p text:style-name="P5"><text:tab/><text:tab/>Poland</text:p>
      <text:p text:style-name="P5"><text:tab/><text:tab/>United States</text:p>
      <text:p text:style-name="P5"><text:tab/><text:tab/>Russian Federation</text:p>
      <text:p text:style-name="P5"><text:tab/><text:tab/>Ireland</text:p>
      <text:p text:style-name="P5"><text:tab/><text:tab/>Belgium</text:p>
      <text:p text:style-name="P5"><text:tab/><text:tab/>Nigeria</text:p>
      <text:p text:style-name="P5"><text:tab/><text:tab/>Vietnam</text:p>
      <text:p text:style-name="P5"><text:tab/><text:tab/>Mexico</text:p>
      <text:p text:style-name="P5"><text:tab/><text:tab/>Ukraine</text:p>
      <text:p text:style-name="P5"><text:tab/><text:tab/>Pakistan</text:p>
      <text:p text:style-name="P5"><text:tab/><text:tab/>Italy</text:p>
      <text:p text:style-name="P5"><text:tab/><text:tab/>Chile</text:p>
      <text:p text:style-name="P5"><text:tab/><text:tab/>Spain</text:p>
      <text:p text:style-name="P5"><text:tab/><text:tab/>New Zealand</text:p>
      <text:p text:style-name="P5"><text:tab/><text:tab/>Indonesia</text:p>
      <text:p text:style-name="P5"><text:tab/><text:tab/>India</text:p>
      <text:p text:style-name="P5"><text:tab/><text:tab/>United Kingdom</text:p>
      <text:p text:style-name="P5"><text:tab/><text:tab/>Costa Rica<text:tab/></text:p>
      <text:p text:style-name="P5"><text:tab/><text:tab/>Austria</text:p>
      <text:p text:style-name="P5"><text:tab/><text:tab/>Colombia</text:p>
      <text:p text:style-name="P1"/>
      <text:list xml:id="list35677832" text:continue-numbering="true" text:style-name="L1">
        <text:list-item>
          <text:p text:style-name="P11">Mostrar el número total de jugadores de la plantilla.</text:p>
          <text:list>
            <text:list-header>
              <text:p text:style-name="P11">-Xpath expression</text:p>
              <text:p text:style-name="P11">count(//player)</text:p>
            </text:list-header>
          </text:list>
        </text:list-item>
      </text:list>
      <text:p text:style-name="P1"/>
      <text:p text:style-name="P1"><text:tab/><text:tab/>-Xpath ressult</text:p>
      <text:p text:style-name="P1"><text:tab/><text:tab/><text:span text:style-name="T3">50</text:span></text:p>
      <text:list xml:id="list35676061" text:continue-numbering="true" text:style-name="L1">
        <text:list-item>
          <text:list>
            <text:list-item>
              <text:list>
                <text:list-header>
                  <text:p text:style-name="P11"/>
                </text:list-header>
              </text:list>
            </text:list-item>
          </text:list>
        </text:list-item>
        <text:list-item>
          <text:p text:style-name="P11">Mostrar el nombre y la nacionalidad de todos los jugadores cuyo nombre comience por “E”.</text:p>
          <text:list>
            <text:list-header>
              <text:p text:style-name="P11">-Xpath expression</text:p>
              <text:p text:style-name="P11">//player[starts-with(Name, 'E')]/Name/text() | //player[starts-with(Name, 'E')]/Country/text()</text:p>
              <text:p text:style-name="P11"/>
            </text:list-header>
          </text:list>
        </text:list-item>
      </text:list>
      <text:p text:style-name="P1"><text:soft-page-break/><text:tab/><text:tab/></text:p>
      <text:p text:style-name="P1"><text:tab/><text:tab/>-Xpath ressult</text:p>
      <text:p text:style-name="P4"><text:bookmark text:name="xmlOutput4"/><text:span text:style-name="T4"><text:tab/><text:tab/></text:span><text:span text:style-name="T5">Erasmus Wall</text:span></text:p>
      <text:p text:style-name="P6"><text:tab/><text:tab/>France</text:p>
      <text:p text:style-name="P6"><text:tab/><text:tab/>Elmo Simmons</text:p>
      <text:p text:style-name="P6"><text:tab/><text:tab/>Singapore</text:p>
      <text:p text:style-name="P7"/>
      <text:p text:style-name="P7"/>
      <text:p text:style-name="P1">Resolver las siguientes consultas utilizando XQuery:</text:p>
      <text:list xml:id="list3588567966501167526" text:style-name="L2">
        <text:list-item>
          <text:p text:style-name="P12">Mostrar todos los datos de los jugadores originarios de China, Brasil y Estados Unidos junto con la suma del valor de sus dorsales.</text:p>
          <text:list>
            <text:list-header>
              <text:p text:style-name="P12">-Xquery expression</text:p>
            </text:list-header>
          </text:list>
        </text:list-item>
      </text:list>
      <text:p text:style-name="P1"><text:tab/><text:tab/>for $player in /players/player</text:p>
      <text:p text:style-name="P1"><text:tab/><text:tab/>where $player/Country = 'China' or $player/Country = 'Brazil' or <text:tab/><text:tab/><text:tab/><text:tab/>$player/Country = 'United States'</text:p>
      <text:p text:style-name="P1"><text:tab/><text:tab/>return $player/Name, </text:p>
      <text:p text:style-name="P1"><text:tab/><text:tab/>sum(for $player in /players/player</text:p>
      <text:p text:style-name="P1"><text:tab/><text:tab/>where $player/Country = 'China' or $player/Country = 'Brazil' or <text:tab/><text:tab/><text:tab/><text:tab/>$player/Country = 'United States'</text:p>
      <text:p text:style-name="P1"><text:tab/><text:tab/>return $player/Number/text())</text:p>
      <text:p text:style-name="P1"/>
      <text:p text:style-name="P1"><text:tab/><text:tab/>-Xquery ressult</text:p>
      <text:p text:style-name="P8"><text:tab/><text:span text:style-name="T3"><text:tab/>Dorian Cantu</text:span></text:p>
      <text:p text:style-name="P9"><text:tab/><text:tab/>Xandra Fox</text:p>
      <text:p text:style-name="P9"><text:tab/><text:tab/>Herrod Stewart</text:p>
      <text:p text:style-name="P9"><text:tab/><text:tab/>Glenna Webb</text:p>
      <text:p text:style-name="P9"><text:tab/><text:tab/>Azalia Bates</text:p>
      <text:p text:style-name="P9"><text:tab/><text:tab/>Isabelle Sweeney</text:p>
      <text:p text:style-name="P9"><text:tab/><text:tab/>Barclay Zimmerman</text:p>
      <text:p text:style-name="P9"><text:tab/><text:tab/>Helen Hardy</text:p>
      <text:p text:style-name="P9"><text:tab/><text:tab/>Philip Scott</text:p>
      <text:p text:style-name="P9"><text:tab/><text:tab/>582</text:p>
      <text:list xml:id="list35676097" text:continue-numbering="true" text:style-name="L2">
        <text:list-header>
          <text:p text:style-name="P12"/>
        </text:list-header>
        <text:list-item>
          <text:p text:style-name="P12">Mostrar todos los datos de los jugadores sin posiciones secundarias y dar la salida en formato de tabla con las etiquetas HTML correspondientes.</text:p>
          <text:list>
            <text:list-header>
              <text:p text:style-name="P12">-Xquery expression</text:p>
            </text:list-header>
          </text:list>
        </text:list-item>
      </text:list>
      <text:p text:style-name="P1"><text:tab/><text:tab/>for $player in /players/player</text:p>
      <text:p text:style-name="P1"><text:tab/><text:tab/>return<text:tab/></text:p>
      <text:p text:style-name="P1"><text:soft-page-break/><text:tab/><text:tab/>&lt;tr&gt; &lt;td&gt;{$player/Name}&lt;/td&gt; &lt;td&gt;{$player/Country}&lt;/td&gt; <text:tab/><text:tab/><text:tab/><text:tab/><text:tab/>&lt;td&gt;{$player/Number}&lt;/td&gt; &lt;td&gt;{$player/Position}&lt;/td&gt;&lt;/tr&gt;</text:p>
      <text:p text:style-name="P1"/>
      <text:p text:style-name="P1"><text:tab/><text:tab/>-Xquery ressult</text:p>
      <text:p text:style-name="P1"><text:tab/><text:span text:style-name="T3"><text:tab/>Erasmus Wall France 65 SD</text:span></text:p>
      <text:p text:style-name="P3"/>
      <text:p text:style-name="P3"><text:tab/><text:tab/>Stephanie Cantrell Netherlands 72 EX</text:p>
      <text:p text:style-name="P3"/>
      <text:p text:style-name="P3"><text:tab/><text:tab/>Dorian Cantu Brazil 61 SD</text:p>
      <text:p text:style-name="P3"/>
      <text:p text:style-name="P3"><text:tab/><text:tab/>Timothy Foster Norway 39 MC</text:p>
      <text:p text:style-name="P3"/>
      <text:p text:style-name="P3"><text:tab/><text:tab/>Elmo Simmons Singapore 44 LD</text:p>
      <text:p text:style-name="P3"/>
      <text:p text:style-name="P3"><text:tab/><text:tab/>Hall Shannon South Africa 76 DC</text:p>
      <text:p text:style-name="P3"/>
      <text:p text:style-name="P3"><text:tab/><text:tab/>Xandra Fox China 78 DC</text:p>
      <text:p text:style-name="P3"/>
      <text:p text:style-name="P3"><text:tab/><text:tab/>Matthew Tanner Poland 93 MCO</text:p>
      <text:p text:style-name="P3"/>
      <text:p text:style-name="P3"><text:tab/><text:tab/>Herrod Stewart United States 82 DC</text:p>
      <text:p text:style-name="P3"/>
      <text:p text:style-name="P3"><text:tab/><text:tab/>Caleb Reyes Russian Federation 96 DC</text:p>
      <text:p text:style-name="P3"/>
      <text:p text:style-name="P3"><text:tab/><text:tab/>Giselle Clayton Ireland 45 LI</text:p>
      <text:p text:style-name="P3"/>
      <text:p text:style-name="P3"><text:tab/><text:tab/>Michael Bruce Belgium 15 PT</text:p>
      <text:p text:style-name="P3"/>
      <text:p text:style-name="P3"><text:tab/><text:tab/>Rebekah Doyle Poland 4 EX</text:p>
      <text:p text:style-name="P3"/>
      <text:p text:style-name="P3"><text:tab/><text:tab/>Glenna Webb Brazil 67 SD</text:p>
      <text:p text:style-name="P3"/>
      <text:p text:style-name="P3"><text:tab/><text:tab/>Nathan Stanley Belgium 46 LD</text:p>
      <text:p text:style-name="P3"/>
      <text:p text:style-name="P3"><text:tab/><text:tab/>Clayton Moody Nigeria 51 LI</text:p>
      <text:p text:style-name="P3"/>
      <text:p text:style-name="P3"><text:tab/><text:tab/>Ralph Olsen Belgium 15 LD</text:p>
      <text:p text:style-name="P3"/>
      <text:p text:style-name="P3"><text:tab/><text:tab/>Nasim Abbott Vietnam 8 PT</text:p>
      <text:p text:style-name="P3"/>
      <text:p text:style-name="P3"><text:tab/><text:tab/>Grace Riggs Mexico 69 PT</text:p>
      <text:p text:style-name="P3"/>
      <text:p text:style-name="P3"><text:soft-page-break/><text:tab/><text:tab/>Iola Melton Ukraine 80 EX</text:p>
      <text:p text:style-name="P3"/>
      <text:p text:style-name="P3"><text:tab/><text:tab/>Levi Steele Pakistan 69 MC</text:p>
      <text:p text:style-name="P3"/>
      <text:p text:style-name="P3"><text:tab/><text:tab/>Azalia Bates United States 69 DFC</text:p>
      <text:p text:style-name="P3"/>
      <text:p text:style-name="P3"><text:tab/><text:tab/>Libby Joyce Italy 35 DFC</text:p>
      <text:p text:style-name="P3"/>
      <text:p text:style-name="P3"><text:tab/><text:tab/>Isabelle Sweeney China 42 DFC</text:p>
      <text:p text:style-name="P3"/>
      <text:p text:style-name="P3"><text:tab/><text:tab/>Idona Hardin Belgium 51 SD</text:p>
      <text:p text:style-name="P3"/>
      <text:p text:style-name="P3"><text:tab/><text:tab/>Beau Dickson France 15 SD</text:p>
      <text:p text:style-name="P3"/>
      <text:p text:style-name="P3"><text:tab/><text:tab/>Hammett Nieves Chile 53 EX</text:p>
      <text:p text:style-name="P3"/>
      <text:p text:style-name="P3"><text:tab/><text:tab/>Derek Manning Italy 24 MCO</text:p>
      <text:p text:style-name="P3"/>
      <text:p text:style-name="P3"><text:tab/><text:tab/>Quyn Thomas South Africa 89 SD</text:p>
      <text:p text:style-name="P3"/>
      <text:p text:style-name="P3"><text:tab/><text:tab/>Dominic Vaughn Spain 38 MCO</text:p>
      <text:p text:style-name="P3"/>
      <text:p text:style-name="P3"><text:tab/><text:tab/>Barclay Zimmerman China 81 DFC</text:p>
      <text:p text:style-name="P3"/>
      <text:p text:style-name="P3"><text:tab/><text:tab/>Helen Hardy United States 31 PT</text:p>
      <text:p text:style-name="P3"/>
      <text:p text:style-name="P3"><text:tab/><text:tab/>Alden Russo Netherlands 64 MDC</text:p>
      <text:p text:style-name="P3"/>
      <text:p text:style-name="P3"><text:tab/><text:tab/>Maia Brady New Zealand 55 DC</text:p>
      <text:p text:style-name="P3"/>
      <text:p text:style-name="P3"><text:tab/><text:tab/>Vanna Larson Indonesia 50 PT</text:p>
      <text:p text:style-name="P3"/>
      <text:p text:style-name="P3"><text:tab/><text:tab/>Vernon Clay France 80 DFC</text:p>
      <text:p text:style-name="P3"/>
      <text:p text:style-name="P3"><text:tab/><text:tab/>Lucian Price Singapore 84 PT</text:p>
      <text:p text:style-name="P3"/>
      <text:p text:style-name="P3"><text:tab/><text:tab/>Gail Phillips Russian Federation 66 MCO</text:p>
      <text:p text:style-name="P3"/>
      <text:p text:style-name="P3"><text:tab/><text:tab/>Dillon Craig India 23 DC</text:p>
      <text:p text:style-name="P3"/>
      <text:p text:style-name="P3"><text:tab/><text:tab/>Matthew Hart Vietnam 15 MC</text:p>
      <text:p text:style-name="P3"/>
      <text:p text:style-name="P3"><text:tab/><text:tab/>Theodore Hall United Kingdom 44 DFC</text:p>
      <text:p text:style-name="P3"><text:soft-page-break/></text:p>
      <text:p text:style-name="P3"><text:tab/><text:tab/>Rebecca Bowman United Kingdom 88 MC</text:p>
      <text:p text:style-name="P3"/>
      <text:p text:style-name="P3"><text:tab/><text:tab/>Calista Figueroa India 45 DC</text:p>
      <text:p text:style-name="P3"/>
      <text:p text:style-name="P3"><text:tab/><text:tab/>Whoopi Emerson Costa Rica 71 DC</text:p>
      <text:p text:style-name="P3"/>
      <text:p text:style-name="P3"><text:tab/><text:tab/>Jackson Kidd Poland 41 MC</text:p>
      <text:p text:style-name="P3"/>
      <text:p text:style-name="P3"><text:tab/><text:tab/>Carl Humphrey Norway 26 LD</text:p>
      <text:p text:style-name="P3"/>
      <text:p text:style-name="P3"><text:tab/><text:tab/>Philip Scott China 71 EX</text:p>
      <text:p text:style-name="P1"/>
      <text:list xml:id="list35689889" text:continue-numbering="true" text:style-name="L2">
        <text:list-item>
          <text:p text:style-name="P12">Mostrar el nombre y las posiciones (tanto principal como secundarias) de todos los jugadores que puedan jugar como MC, MCO, MCD</text:p>
          <text:list>
            <text:list-header>
              <text:p text:style-name="P12">-Xquery expression</text:p>
              <text:p text:style-name="P12"/>
            </text:list-header>
          </text:list>
        </text:list-item>
        <text:list-item>
          <text:p text:style-name="P12">Mostrar el dorsal más alto y el dorsal más bajo entre etiquetas que así los indiquen.</text:p>
          <text:list>
            <text:list-header>
              <text:p text:style-name="P12">-Xquery expression</text:p>
              <text:p text:style-name="P12">let $max := max(/players/player/Number)</text:p>
              <text:p text:style-name="P12">return $max, </text:p>
              <text:p text:style-name="P12">(let $min := min(/players/player/Number)return $min)</text:p>
            </text:list-header>
          </text:list>
        </text:list-item>
      </text:list>
      <text:p text:style-name="P1"><text:tab/><text:tab/></text:p>
      <text:p text:style-name="P1"><text:tab/><text:tab/>-Xquery ressult</text:p>
      <text:p text:style-name="P1"><text:tab/><text:tab/><text:span text:style-name="T3">96</text:span></text:p>
      <text:p text:style-name="P3"><text:tab/><text:tab/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'Andale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40M51S</meta:editing-duration>
    <meta:editing-cycles>23</meta:editing-cycles>
    <meta:generator>OpenOffice/4.1.7$Win32 OpenOffice.org_project/417m1$Build-9800</meta:generator>
    <dc:date>2022-06-05T15:45:31.88</dc:date>
    <dc:creator>javier loureiro</dc:creator>
    <meta:document-statistic meta:table-count="0" meta:image-count="0" meta:object-count="0" meta:page-count="9" meta:paragraph-count="356" meta:word-count="872" meta:character-count="11368"/>
    <meta:user-defined meta:name="Info 1"/>
    <meta:user-defined meta:name="Info 2"/>
    <meta:user-defined meta:name="Info 3"/>
    <meta:user-defined meta:name="Info 4"/>
  </office:meta>
</office:document-meta>
</file>